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3e957" officeooo:paragraph-rsid="0013e95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Reflect on the initial course discussion and the goal(s) you identified for yourself in Module One. Now that you know more about scripting and have demonstrated your ability to perform various functions, how would you evaluate your ability to execute it? In addition, think about each artifact you completed and how much scripting is used to perform common functions. Conclude your post by identifying a script you would like to be able to write that can be used in your everyday life. </text:p>
      <text:p text:style-name="Standard"/>
      <text:p text:style-name="Standard">It's time to look at all the activities you've done through out the course. Tell us what you see as a script that could be written to use in your daily life. Let me know what you liked about the course. What was the most useful? What did you find the hardest? I'm looking forward to your feedback. I've enjoyed our time together. </text:p>
      <text:p text:style-name="Standard"/>
      <text:p text:style-name="Standard">Discussion 1-1: </text:p>
      <text:p text:style-name="Standard"/>
      <text:p text:style-name="Text_20_body">My name is Erica Southworth. I live in Ohio. I was a LAMP programmer for a web-hosting company for 10 years (1999 to 2009). I have been a stay at home Mom for the last 9 years. I’m looking forward to completing my degree and returning to working in a professional environment. I am currently enrolled at SNHU’s Online Game Development degree program.</text:p>
      <text:p text:style-name="Text_20_body">During my 9 years out of the professional environment, I have only worked on a few personal programming projects. I have not kept up with all the current versions of the languages, and after 9 years, the changes are significant. One of my goals for the degree program is to update my background knowledge to the currently released versions of languages, to expand my language base to include new languages, and to move forward writing and releasing my own applications and games. Knowing a variety of languages, their strengths and weaknesses, makes it easier to select the best language for each project that you take on.  My long-term goals are to either work for an educational gaming company based in Cleveland or Pittsburgh or to start my own business and release my own games.</text:p>
      <text:p text:style-name="Standard"/>
      <text:p text:style-name="Standard"/>
      <text:p text:style-name="Standard">Discussion 8-1: </text:p>
      <text:p text:style-name="Standard"/>
      <text:p text:style-name="P1">For the goal of updating my knowledge of python, a refresher course as it were, I believe I have accomplished that goal. Between the code challenges and the programs I was able to get lots of practice with the latest version of Python, and to create some fun and usefully programs. I have purchased a class on Udemy to work on over the holidays, that focuses on Python and Games using specific prebuilt libraries. I’m looking forward to completing some of the challenges it presents. </text:p>
      <text:p text:style-name="P1"/>
      <text:p text:style-name="P1">An every day life programs that are useful are things like the grocery list. I find using something like that and a database of prices helps me keep track of what we need and what the total is likely to be so I can keep my budget up to day. I have also written a similar program when I was working to simplify ordering lunch or dinner with coworkers. We needed a way for everyone to pay their share of delivery, and taxes, as well as making sure we ordered everything correctly. When your order for over 50 people at three of four different restaurants, it helps to have a program to keep it organized. </text:p>
      <text:p text:style-name="P1"/>
      <text:p text:style-name="P1">“What did you find the hardest?” None of the programs were particularly hard, I had more issues with Codio and the interface. I couldn’t find the area where the programs were setup each week for the first couple weeks. This caused a lot of confusion to me and I wrote the first three programs, the whole programs from scratch with no guidelines. It was excellent practice however it was apparently a lot of <text:soft-page-break/>extra work that wasn’t necessary. I find the errors in Codio to be frustrating too. I’d like to see them updated/corrected so that future classes don’t have to worry about that struggle. <text:s text:c="2"/></text:p>
      <text:p text:style-name="P1"/>
      <text:p text:style-name="P1">Feedback:</text:p>
      <text:p text:style-name="P1">I’ve really enjoyed this class and meeting everyone! I hope I get to work with ya’ll more in future classes. <text:s/>Thank you Professor Hill for stepping in and making this an awesome experience. <text:s/>I’ve learned a lo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17T23:59:14.109000000</meta:creation-date>
    <dc:date>2018-12-18T00:15:34.162000000</dc:date>
    <meta:editing-duration>PT3M18S</meta:editing-duration>
    <meta:editing-cycles>1</meta:editing-cycles>
    <meta:document-statistic meta:table-count="0" meta:image-count="0" meta:object-count="0" meta:page-count="2" meta:paragraph-count="11" meta:word-count="689" meta:character-count="3882" meta:non-whitespace-character-count="3192"/>
    <meta:generator>LibreOffice/6.0.7.3$Windows_X86_64 LibreOffice_project/dc89aa7a9eabfd848af146d5086077aeed2ae4a5</meta:generator>
  </office:meta>
</office:document-meta>
</file>